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1.7154in"/>
    </style:style>
    <style:style style:name="co3" style:family="table-column">
      <style:table-column-properties fo:break-before="auto" style:column-width="6.69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</style:style>
  </office:automatic-styles>
  <office:body>
    <office:spreadsheet>
      <table:table table:name="John Lockwoo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 Spent (hours)</text:p>
          </table:table-cell>
          <table:table-cell table:style-name="ce2" office:value-type="string" calcext:value-type="string">
            <text:p>What</text:p>
          </table:table-cell>
        </table:table-row>
        <table:table-row table:style-name="ro1">
          <table:table-cell office:value-type="date" office:date-value="2015-07-25" calcext:value-type="date">
            <text:p>07/25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Initial research and project creation</text:p>
          </table:table-cell>
        </table:table-row>
        <table:table-row table:style-name="ro1">
          <table:table-cell office:value-type="date" office:date-value="2015-07-26" calcext:value-type="date">
            <text:p>07/26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Continue preliminary work on Eve</text:p>
          </table:table-cell>
        </table:table-row>
        <table:table-row table:style-name="ro1">
          <table:table-cell office:value-type="date" office:date-value="2015-08-01" calcext:value-type="date">
            <text:p>08/01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Initial Bitbucket commit. <text:s/>unit tests; work on idea project; test project generally</text:p>
          </table:table-cell>
        </table:table-row>
        <table:table-row table:style-name="ro1">
          <table:table-cell office:value-type="date" office:date-value="2015-08-02" calcext:value-type="date">
            <text:p>08/02/1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Create spec, Postman Testing</text:p>
          </table:table-cell>
        </table:table-row>
        <table:table-row table:style-name="ro1">
          <table:table-cell office:value-type="date" office:date-value="2015-08-03" calcext:value-type="date">
            <text:p>08/03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Add Team Entity and Test; create hours.</text:p>
          </table:table-cell>
        </table:table-row>
        <table:table-row table:style-name="ro1">
          <table:table-cell office:value-type="date" office:date-value="2015-08-06" calcext:value-type="date">
            <text:p>08/06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Wrestle with an Eve configuration issue</text:p>
          </table:table-cell>
        </table:table-row>
        <table:table-row table:style-name="ro1">
          <table:table-cell office:value-type="date" office:date-value="2015-08-08" calcext:value-type="date">
            <text:p>08/08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olve Eve configuration issue. <text:s/>Preliminary bootstrap styling. <text:s/>Fix paths to static and template files.</text:p>
          </table:table-cell>
        </table:table-row>
        <table:table-row table:style-name="ro2">
          <table:table-cell office:value-type="date" office:date-value="2015-08-09" calcext:value-type="date">
            <text:p>08/09/15</text:p>
          </table:table-cell>
          <table:table-cell office:value-type="float" office:value="1.75" calcext:value-type="float">
            <text:p>1.75</text:p>
          </table:table-cell>
          <table:table-cell table:style-name="ce2" office:value-type="string" calcext:value-type="string">
            <text:p>Rework packages yet again. <text:s/>Tests still hosed at this point. <text:s/>Initial work on authentication, using alguitos as test endpoint.</text:p>
          </table:table-cell>
        </table:table-row>
        <table:table-row table:style-name="ro3">
          <table:table-cell office:value-type="date" office:date-value="2015-08-14" calcext:value-type="date">
            <text:p>08/14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Begin writing auth tests. <text:s/>Write function to encode basic auth headers. <text:s/>Exercise Docstring mojo Remove settings.py in favor of inline settings in App. Preliminary Team+Password auth class.</text:p>
          </table:table-cell>
        </table:table-row>
        <table:table-row table:style-name="ro1">
          <table:table-cell office:value-type="date" office:date-value="2015-08-15" calcext:value-type="date">
            <text:p>08/15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Demo Ipython notebooks for testing/documentation. <text:s/>Rework people resource to begin using it as “User”.</text:p>
          </table:table-cell>
        </table:table-row>
        <table:table-row table:style-name="ro3">
          <table:table-cell office:value-type="date" office:date-value="2015-08-16" calcext:value-type="date">
            <text:p>08/16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Create common unit test / integration test helper. <text:s/>Begin work on “integration test”, SetupDemo. <text:s/>Lot of good learning.</text:p>
          </table:table-cell>
        </table:table-row>
        <table:table-row table:style-name="ro1">
          <table:table-cell office:value-type="date" office:date-value="2015-08-21" calcext:value-type="date">
            <text:p>08/21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Attempt to get authentication to work cleanly for superuser (site admin, god). <text:s/>Moving in different direction.</text:p>
          </table:table-cell>
        </table:table-row>
        <table:table-row table:style-name="ro4">
          <table:table-cell office:value-type="date" office:date-value="2015-08-22" calcext:value-type="date">
            <text:p>08/22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et up Jinja templates including default layout, jquery version of active tab logic, and demo Flask session use, preliminary login and register pages. <text:s/>Rework jquery version of active tab logic to Jinja to avoid flashing. <text:s/>Create “controllers” package (really Jinja views); begin moving view code there.</text:p>
          </table:table-cell>
        </table:table-row>
        <table:table-row table:style-name="ro1">
          <table:table-cell office:value-type="date" office:date-value="2015-08-23" calcext:value-type="date">
            <text:p>08/23/15</text:p>
          </table:table-cell>
          <table:table-cell office:value-type="float" office:value="2.5" calcext:value-type="float">
            <text:p>2.5</text:p>
          </table:table-cell>
          <table:table-cell table:style-name="ce2" office:value-type="string" calcext:value-type="string">
            <text:p>Incorporate Angular.js, with basic routing in place. <text:s/>Still deciding on Angular Single Page App versus Jinja.</text:p>
          </table:table-cell>
        </table:table-row>
        <table:table-row table:style-name="ro1">
          <table:table-cell office:value-type="date" office:date-value="2015-08-24" calcext:value-type="date">
            <text:p>08/24/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Begin work on registration data model unit test and class.</text:p>
          </table:table-cell>
        </table:table-row>
        <table:table-row table:style-name="ro4">
          <table:table-cell office:value-type="date" office:date-value="2015-08-29" calcext:value-type="date">
            <text:p>08/29/15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Work on registration page including Ajax call to verify team name; figure out how to get test request context (See TestHelper.test_request_context), and use this in new Auth test for now. <text:s/>Additional methods on registration model.</text:p>
          </table:table-cell>
        </table:table-row>
        <table:table-row table:style-name="ro1">
          <table:table-cell office:value-type="date" office:date-value="2015-08-30" calcext:value-type="date">
            <text:p>08/30/15</text:p>
          </table:table-cell>
          <table:table-cell office:value-type="float" office:value="0.25" calcext:value-type="float">
            <text:p>0.25</text:p>
          </table:table-cell>
          <table:table-cell table:style-name="ce2" office:value-type="string" calcext:value-type="string">
            <text:p>Work on wiring up registration view to model</text:p>
          </table:table-cell>
        </table:table-row>
        <table:table-row table:style-name="ro1">
          <table:table-cell office:value-type="date" office:date-value="2015-08-31" calcext:value-type="date">
            <text:p>08/31/15</text:p>
          </table:table-cell>
          <table:table-cell office:value-type="float" office:value="0.75" calcext:value-type="float">
            <text:p>0.75</text:p>
          </table:table-cell>
          <table:table-cell table:style-name="ce2" office:value-type="string" calcext:value-type="string">
            <text:p>Continue wiring up registration view to model</text:p>
          </table:table-cell>
        </table:table-row>
        <table:table-row table:style-name="ro1">
          <table:table-cell office:value-type="date" office:date-value="2015-09-01" calcext:value-type="date">
            <text:p>09/01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Registration view, registration model work.</text:p>
          </table:table-cell>
        </table:table-row>
        <table:table-row table:style-name="ro1">
          <table:table-cell office:value-type="date" office:date-value="2015-09-20" calcext:value-type="date">
            <text:p>09/20/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tter integration for SQLAlchemy, plus basic login working using flask-login + wtforms. Nice!</text:p>
          </table:table-cell>
        </table:table-row>
        <table:table-row table:style-name="ro1">
          <table:table-cell office:value-type="date" office:date-value="2015-09-21" calcext:value-type="date">
            <text:p>09/21/1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Work on fixing login bug; refactor auth into a Blueprint</text:p>
          </table:table-cell>
        </table:table-row>
        <table:table-row table:style-name="ro1">
          <table:table-cell office:value-type="date" office:date-value="2015-09-22" calcext:value-type="date">
            <text:p>09/22/1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Fix for login bug – working reasonably well now but need to get rid if blank password for logged in user.</text:p>
          </table:table-cell>
        </table:table-row>
        <table:table-row table:style-name="ro1">
          <table:table-cell office:value-type="date" office:date-value="2015-09-26" calcext:value-type="date">
            <text:p>09/26/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factoring, incorporate “large app structure” with config five, app factory, etc., and improve use of Blueprints.</text:p>
          </table:table-cell>
        </table:table-row>
        <table:table-row table:style-name="ro1">
          <table:table-cell office:value-type="date" office:date-value="2015-09-27" calcext:value-type="date">
            <text:p>09/27/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-incorporate Goalboost schema, rework unit tests.</text:p>
          </table:table-cell>
        </table:table-row>
        <table:table-row table:style-name="ro1">
          <table:table-cell office:value-type="date" office:date-value="2015-09-27" calcext:value-type="date">
            <text:p>09/27/1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Use Flask-Security, replacing existing work on Flask-Login</text:p>
          </table:table-cell>
        </table:table-row>
        <table:table-row table:style-name="ro1">
          <table:table-cell office:value-type="date" office:date-value="2015-09-28" calcext:value-type="date">
            <text:p>09/28/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ntinue Flask-Security work</text:p>
          </table:table-cell>
        </table:table-row>
        <table:table-row table:style-name="ro1" table:number-rows-repeated="14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Total So Far</text:p>
          </table:table-cell>
          <table:table-cell table:formula="of:=SUM([.B2:.B41])" office:value-type="float" office:value="52" calcext:value-type="float">
            <text:p>52</text:p>
          </table:table-cell>
          <table:table-cell/>
        </table:table-row>
        <table:table-row table:style-name="ro1">
          <table:table-cell table:style-name="Default" office:value-type="string" calcext:value-type="string">
            <text:p>Days as of 9/26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style-name="Default" office:value-type="string" calcext:value-type="string">
            <text:p>Hours 9/26</text:p>
          </table:table-cell>
          <table:table-cell office:value-type="float" office:value="48.75" calcext:value-type="float">
            <text:p>48.75</text:p>
          </table:table-cell>
          <table:table-cell/>
        </table:table-row>
        <table:table-row table:style-name="ro1">
          <table:table-cell table:style-name="Default"/>
          <table:table-cell table:formula="of:=[.B44] / ([.B43]/7)" office:value-type="float" office:value="5.41666666666667" calcext:value-type="float">
            <text:p>5.416666666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0/00/0000</text:date>, <text:time style:data-style-name="N2" text:time-value="07:54:16.8779400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2T08:34:18.637831169</meta:creation-date>
    <dc:date>2015-09-28T07:57:42.396000411</dc:date>
    <meta:editing-duration>PT2H30M52S</meta:editing-duration>
    <meta:editing-cycles>33</meta:editing-cycles>
    <meta:generator>LibreOffice/4.2.8.2$Linux_X86_64 LibreOffice_project/420m0$Build-2</meta:generator>
    <meta:document-statistic meta:table-count="1" meta:cell-count="88" meta:object-count="0"/>
  </office:meta>
</office:document-meta>
</file>